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296d" officeooo:paragraph-rsid="001e296d"/>
    </style:style>
    <style:style style:name="P2" style:family="paragraph" style:parent-style-name="Standard">
      <style:text-properties officeooo:rsid="001e296d" officeooo:paragraph-rsid="001f45f3"/>
    </style:style>
    <style:style style:name="P3" style:family="paragraph" style:parent-style-name="Standard">
      <style:text-properties fo:font-weight="bold" officeooo:rsid="001e296d" officeooo:paragraph-rsid="001e296d" style:font-weight-asian="bold" style:font-weight-complex="bold"/>
    </style:style>
    <style:style style:name="P4" style:family="paragraph" style:parent-style-name="Standard">
      <style:text-properties fo:font-weight="bold" officeooo:rsid="001e4052" officeooo:paragraph-rsid="001e4052" style:font-weight-asian="bold" style:font-weight-complex="bold"/>
    </style:style>
    <style:style style:name="P5" style:family="paragraph" style:parent-style-name="Standard">
      <style:text-properties fo:font-weight="normal" officeooo:rsid="001e296d" officeooo:paragraph-rsid="001e296d" style:font-weight-asian="normal" style:font-weight-complex="normal"/>
    </style:style>
    <style:style style:name="P6" style:family="paragraph" style:parent-style-name="Standard">
      <style:text-properties fo:font-weight="normal" officeooo:rsid="001e4052" officeooo:paragraph-rsid="001e4052" style:font-weight-asian="normal" style:font-weight-complex="normal"/>
    </style:style>
    <style:style style:name="P7" style:family="paragraph" style:parent-style-name="Standard" style:list-style-name="L1">
      <style:text-properties fo:font-weight="normal" officeooo:rsid="001e4052" officeooo:paragraph-rsid="001e4052" style:font-weight-asian="normal" style:font-weight-complex="normal"/>
    </style:style>
    <style:style style:name="P8" style:family="paragraph" style:parent-style-name="Standard" style:list-style-name="L2">
      <style:text-properties fo:font-weight="normal" officeooo:rsid="001e4052" officeooo:paragraph-rsid="001e4052" style:font-weight-asian="normal" style:font-weight-complex="normal"/>
    </style:style>
    <style:style style:name="P9" style:family="paragraph" style:parent-style-name="Standard" style:list-style-name="L3">
      <style:text-properties fo:font-weight="normal" officeooo:rsid="001e4052" officeooo:paragraph-rsid="001e4052" style:font-weight-asian="normal" style:font-weight-complex="normal"/>
    </style:style>
    <style:style style:name="P10" style:family="paragraph" style:parent-style-name="Standard" style:list-style-name="L4">
      <style:text-properties fo:font-weight="normal" officeooo:rsid="001e4052" officeooo:paragraph-rsid="001e4052" style:font-weight-asian="normal" style:font-weight-complex="normal"/>
    </style:style>
    <style:style style:name="P11" style:family="paragraph" style:parent-style-name="Standard">
      <style:text-properties fo:font-weight="normal" officeooo:rsid="001f45f3" officeooo:paragraph-rsid="001f45f3" style:font-weight-asian="normal" style:font-weight-complex="normal"/>
    </style:style>
    <style:style style:name="P12" style:family="paragraph" style:parent-style-name="Standard" style:list-style-name="L1">
      <style:text-properties fo:font-weight="normal" officeooo:rsid="001f45f3" officeooo:paragraph-rsid="001f45f3" style:font-weight-asian="normal" style:font-weight-complex="normal"/>
    </style:style>
    <style:style style:name="T1" style:family="text">
      <style:text-properties officeooo:rsid="001e4052"/>
    </style:style>
    <style:style style:name="T2" style:family="text">
      <style:text-properties officeooo:rsid="001f45f3"/>
    </style:style>
    <style:style style:name="T3" style:family="text">
      <style:text-properties officeooo:rsid="001f5d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gdan Suierica <text:s text:c="87"/>Matricola:1008089</text:p>
      <text:p text:style-name="P1"/>
      <text:p text:style-name="P1"/>
      <text:p text:style-name="P1"/>
      <text:p text:style-name="P1"><text:tab/><text:tab/><text:tab/><text:tab/> <text:s text:c="15"/>qDB</text:p>
      <text:p text:style-name="P2"><text:tab/><text:tab/><text:tab/> <text:s text:c="2"/>Relazione-Programmazione ad oggetti</text:p>
      <text:p text:style-name="P1"><text:tab/><text:tab/><text:tab/> <text:s text:c="9"/>Anno <text:span text:style-name="T2">Accademico</text:span> 2013/2014</text:p>
      <text:p text:style-name="P1"/>
      <text:p text:style-name="P1"/>
      <text:p text:style-name="P1"/>
      <text:p text:style-name="P3">Introduzione</text:p>
      <text:p text:style-name="P5">Il progetto é stato sviluppato con Qt Creator e librerie Qt 4.8.4 in ambiente Linux.</text:p>
      <text:p text:style-name="P3"/>
      <text:p text:style-name="P3">Scopo del progetto</text:p>
      <text:p text:style-name="P5">Lo scopo del progetto é di fornire un'applicazione, completa di interfaccia grafica, che permetta di creare un piccolo database e <text:span text:style-name="T1">svolgere operazone fra quatro tipi diversi: aggiungi, cerca, modifica ed elimina.</text:span></text:p>
      <text:p text:style-name="P3"/>
      <text:p text:style-name="P4">Descrizione delle classi della parte logica</text:p>
      <text:p text:style-name="P11">Nel progetto ho scelto di rappresentare dati che riguardano i tornei di poker in maniera molto semplice, in particolare i tornei sit and go e i tornei cash. </text:p>
      <text:list xml:id="list351379838165648673" text:style-name="L1">
        <text:list-item>
          <text:p text:style-name="P7">Classe Container</text:p>
          <text:p text:style-name="P12">La classe Container é rappresentato come una lista di puntatori.</text:p>
        </text:list-item>
        <text:list-item>
          <text:p text:style-name="P7">Classe Tornei</text:p>
          <text:p text:style-name="P12">E' la classe base e rappresenta un generico torneo di poker. Per questo motivo é stato scelto di rendere questa classe astratta. Il distruttore della classe e virtuale e quindi anche nelle classi derivate.</text:p>
          <text:p text:style-name="P12">Il metodo virtuale puro e il metodo tax e ritorna l'importo da pagare per il torneo. Il metodo tax viene implementato nelle classi derivate concrete.</text:p>
        </text:list-item>
        <text:list-item>
          <text:p text:style-name="P7">Classe SitAndGo</text:p>
          <text:p text:style-name="P12">E' la classe che deriva dalla classe Tornei e rappresenta un torneo sit and go con le sue caratteristiche.</text:p>
        </text:list-item>
        <text:list-item>
          <text:p text:style-name="P7">Classe Cash</text:p>
          <text:p text:style-name="P12">E' la classe che deriva dalla classe Tornei e rappresenta un torneo cash con tutte le sue caratteristiche.</text:p>
        </text:list-item>
        <text:list-item>
          <text:p text:style-name="P7">Classe ElencoTornei</text:p>
          <text:p text:style-name="P12">Rappresenta la classe collezione dei vari tornei <text:span text:style-name="T3">rappresentata da una lista di puntatori a Tornei, sfruttando l'ereditarietà. L'oggetto elencoTornei viene costruito alla creazione della mainWindow. Se l'utente decide di chiudere la mainWindow viene eseguita un'operazione di svuotamento del Container in cui vengono prima deallocati gli oggetti puntati e poi rimuove tutti gli elementi del Container.</text:span></text:p>
          <text:p text:style-name="P12"/>
        </text:list-item>
      </text:list>
      <text:p text:style-name="P6"/>
      <text:p text:style-name="P4">Descrizione delle classi della parte grafica</text:p>
      <text:list xml:id="list3238239463115704840" text:style-name="L2">
        <text:list-item>
          <text:p text:style-name="P8">Classe MainWindow</text:p>
        </text:list-item>
        <text:list-item>
          <text:p text:style-name="P8">Classe SearchWindow</text:p>
        </text:list-item>
      </text:list>
      <text:p text:style-name="P6"/>
      <text:p text:style-name="P4">Divisione fra parte logica e parte grafica</text:p>
      <text:p text:style-name="P6"/>
      <text:p text:style-name="P4">Scelte progettuali</text:p>
      <text:list xml:id="list1877655126859670903" text:style-name="L3">
        <text:list-item>
          <text:p text:style-name="P9">Gestione della memoria</text:p>
          <text:p text:style-name="P9"/>
        </text:list-item>
        <text:list-item>
          <text:p text:style-name="P9">Identificazione di tipi a run-time</text:p>
          <text:p text:style-name="P9">L’identificazione a run-time dei tipi è stata effettuata esclusivamente con l’utilizzo del costrutto dynamic_cast&lt;&gt;() .</text:p>
        </text:list-item>
      </text:list>
      <text:p text:style-name="P6"><text:soft-page-break/></text:p>
      <text:p text:style-name="P4">Guida GUI</text:p>
      <text:list xml:id="list1184873975130497204" text:style-name="L4">
        <text:list-item>
          <text:p text:style-name="P10">MainWindow</text:p>
          <text:p text:style-name="P10">Area Aggiungi(screenshot)</text:p>
          <text:p text:style-name="P10">Area Ricerca(screenshot)</text:p>
          <text:p text:style-name="P10"/>
        </text:list-item>
        <text:list-item>
          <text:p text:style-name="P10">SearchWindow</text:p>
          <text:p text:style-name="P10">Area dettagli(screensh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57cm" fo:margin-bottom="2.00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9T05:22:47.460433054</meta:creation-date>
    <dc:date>2014-08-09T06:29:07.780933493</dc:date>
    <meta:editing-duration>PT35M35S</meta:editing-duration>
    <meta:editing-cycles>2</meta:editing-cycles>
    <meta:generator>LibreOffice/4.2.4.2$Linux_x86 LibreOffice_project/420m0$Build-2</meta:generator>
    <meta:document-statistic meta:table-count="0" meta:image-count="0" meta:object-count="0" meta:page-count="2" meta:paragraph-count="38" meta:word-count="341" meta:character-count="2296" meta:non-whitespace-character-count="1886"/>
  </office:meta>
</office:document-meta>
</file>